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6600" fo:font-weight="bold" officeooo:rsid="000a364d" officeooo:paragraph-rsid="000a364d" style:font-weight-asian="bold" style:font-weight-complex="bold"/>
    </style:style>
    <style:style style:name="P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17208c" style:font-weight-asian="bold" style:font-weight-complex="bold"/>
    </style:style>
    <style:style style:name="P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2ecda8" style:font-weight-asian="bold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19ef71" style:font-weight-asian="bold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0c7b24" style:font-weight-asian="bold" style:font-weight-complex="bold"/>
    </style:style>
    <style:style style:name="P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8d167" style:font-weight-asian="bold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c7b24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a364d" style:font-weight-asian="bold" style:font-weight-complex="bold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9ef71" style:font-weight-asian="bold" style:font-weight-complex="bold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23d6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ed37" style:font-weight-asian="bold" style:font-weight-complex="bold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d3f4f" style:font-weight-asian="bold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995a" style:font-weight-asian="bold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b8c6" style:font-weight-asian="bold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881b5" style:font-weight-asian="bold" style:font-weight-complex="bold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0c3d" style:font-weight-asian="bold" style:font-weight-complex="bold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8b8d" style:font-weight-asian="bold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a7bd" style:font-weight-asian="bold" style:font-weight-complex="bold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cf22" style:font-weight-asian="bold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ba84b" style:font-weight-asian="bold" style:font-weight-complex="bold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cb5c2" style:font-weight-asian="bold" style:font-weight-complex="bold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0713" style:font-weight-asian="bold" style:font-weight-complex="bold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bdc4a" style:font-weight-asian="bold" style:font-weight-complex="bold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fc36" style:font-weight-asian="bold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a551" style:font-weight-asian="bold" style:font-weight-complex="bold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e87e" style:font-weight-asian="bold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2319a" style:font-weight-asian="bold" style:font-weight-complex="bold"/>
    </style:style>
    <style:style style:name="P2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69756" style:font-weight-asian="bold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87426" style:font-weight-asian="bold" style:font-weight-complex="bold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58bc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4a7f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71ec" style:font-weight-asian="bold" style:font-weight-complex="bold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d488" style:font-weight-asian="bold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261e1" style:font-weight-asian="bold" style:font-weight-complex="bold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375f4" style:font-weight-asian="bold" style:font-weight-complex="bold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6ff18" style:font-weight-asian="bold" style:font-weight-complex="bold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7d248" style:font-weight-asian="bold" style:font-weight-complex="bold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8a765" style:font-weight-asian="bold" style:font-weight-complex="bold"/>
    </style:style>
    <style:style style:name="P3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90f9a" style:font-weight-asian="bold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a179d" style:font-weight-asian="bold" style:font-weight-complex="bold"/>
    </style:style>
    <style:style style:name="P4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282f" style:font-weight-asian="bold" style:font-weight-complex="bold"/>
    </style:style>
    <style:style style:name="P4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46bb" style:font-weight-asian="bold" style:font-weight-complex="bold"/>
    </style:style>
    <style:style style:name="P4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8966" style:font-weight-asian="bold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c2439" style:font-weight-asian="bold" style:font-weight-complex="bold"/>
    </style:style>
    <style:style style:name="P4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d1105" style:font-weight-asian="bold" style:font-weight-complex="bold"/>
    </style:style>
    <style:style style:name="P4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e1148" style:font-weight-asian="bold" style:font-weight-complex="bold"/>
    </style:style>
    <style:style style:name="P4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f1687" style:font-weight-asian="bold" style:font-weight-complex="bold"/>
    </style:style>
    <style:style style:name="P4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054d3" style:font-weight-asian="bold" style:font-weight-complex="bold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fo:color="#006600" fo:font-weight="normal" officeooo:rsid="00135f69" officeooo:paragraph-rsid="00135f69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135f69" officeooo:paragraph-rsid="00135f69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40fb9c" officeooo:paragraph-rsid="0040fb9c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officeooo:rsid="0019ef71"/>
    </style:style>
    <style:style style:name="T3" style:family="text">
      <style:text-properties fo:color="#ff0000" officeooo:rsid="000a364d"/>
    </style:style>
    <style:style style:name="T4" style:family="text">
      <style:text-properties fo:color="#ff0000" officeooo:rsid="002958bc"/>
    </style:style>
    <style:style style:name="T5" style:family="text">
      <style:text-properties fo:color="#ff0000" officeooo:rsid="0036ff18"/>
    </style:style>
    <style:style style:name="T6" style:family="text">
      <style:text-properties fo:color="#ff0000" officeooo:rsid="0038a765"/>
    </style:style>
    <style:style style:name="T7" style:family="text">
      <style:text-properties fo:color="#ff0000" officeooo:rsid="00390f9a"/>
    </style:style>
    <style:style style:name="T8" style:family="text">
      <style:text-properties fo:color="#ff0000" officeooo:rsid="003b282f"/>
    </style:style>
    <style:style style:name="T9" style:family="text">
      <style:text-properties fo:color="#ff0000" officeooo:rsid="003f1687"/>
    </style:style>
    <style:style style:name="T10" style:family="text">
      <style:text-properties officeooo:rsid="000a364d"/>
    </style:style>
    <style:style style:name="T11" style:family="text">
      <style:text-properties fo:color="#000000"/>
    </style:style>
    <style:style style:name="T12" style:family="text">
      <style:text-properties fo:color="#000000" officeooo:rsid="0017208c"/>
    </style:style>
    <style:style style:name="T13" style:family="text">
      <style:text-properties fo:color="#000000" fo:text-shadow="none"/>
    </style:style>
    <style:style style:name="T14" style:family="text">
      <style:text-properties officeooo:rsid="000c7b24"/>
    </style:style>
    <style:style style:name="T15" style:family="text">
      <style:text-properties officeooo:rsid="000fdb5b"/>
    </style:style>
    <style:style style:name="T16" style:family="text">
      <style:text-properties officeooo:rsid="00116384"/>
    </style:style>
    <style:style style:name="T17" style:family="text">
      <style:text-properties fo:color="#0000ff"/>
    </style:style>
    <style:style style:name="T18" style:family="text">
      <style:text-properties fo:color="#0000ff" officeooo:rsid="0017208c"/>
    </style:style>
    <style:style style:name="T19" style:family="text">
      <style:text-properties fo:color="#0000ff" officeooo:rsid="000a364d"/>
    </style:style>
    <style:style style:name="T20" style:family="text">
      <style:text-properties fo:color="#0000ff" officeooo:rsid="0019ef71"/>
    </style:style>
    <style:style style:name="T21" style:family="text">
      <style:text-properties fo:color="#0000ff" officeooo:rsid="0036ff18"/>
    </style:style>
    <style:style style:name="T22" style:family="text">
      <style:text-properties fo:color="#0000ff" officeooo:rsid="00390f9a"/>
    </style:style>
    <style:style style:name="T23" style:family="text">
      <style:text-properties officeooo:rsid="00390f9a"/>
    </style:style>
    <style:style style:name="T24" style:family="text">
      <style:text-properties fo:font-weight="normal" officeooo:rsid="00390f9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ções primeiro <text:span text:style-name="T16">e seguinte</text:span></text:p>
      <text:p text:style-name="P50">Regras para determinar o conjunto Primeiro</text:p>
      <text:p text:style-name="P50">1. Se X é terminal, então Primeiro(X)={X}</text:p>
      <text:p text:style-name="P50">2. Se X é não-terminal e X → aα é uma produção, então acrescenta-se a ao conjunto Primeiro(X) </text:p>
      <text:p text:style-name="P50">3. Se X * é não-terminal e X → ε é uma produção, então acrescenta-se ε ao conjunto Primeiro(X) </text:p>
      <text:p text:style-name="P50">4. Se X→Y 1 Y 2 Y 3 ...Y k é uma produção para algum k≥1, então acrescente a a Primeiro(X) se, para algum i, a estiver em Primeiro(Y i ), e ε estiver em todos os Primeiro(Y 1 ),..., Primeiro(Y i-1 ); ou seja, Y 1 ...Y i-1 ⇒ ε. Se ε está em Primeiro(Y j ) para todo j=1, 2,...,k, então adicione ε a Primeiro(X).</text:p>
      <text:p text:style-name="P50"/>
      <text:p text:style-name="P51">Regras para determinar o conjunto Seguinte</text:p>
      <text:p text:style-name="P51">1. Coloque $ em Seguinte(S), onde S é o símbolo inicial da gramática ($ é um símbolo marcador de fim da cadeia de</text:p>
      <text:p text:style-name="P51">entrada e não faz parte de nenhuma gramática)</text:p>
      <text:p text:style-name="P51">2. Se houver uma produção A → αBβ, então tudo em Primeiro(β), exceto ε, está em Seguinte(B)</text:p>
      <text:p text:style-name="P51">3. Se houver uma produção A → αB ou uma produção A → αBβ, onde Primeiro(β) contém ε, então inclua Seguinte(A) em Seguinte(B)</text:p>
      <text:p text:style-name="P49"/>
      <text:list xml:id="list3370969643257423676" text:style-name="L1">
        <text:list-item>
          <text:p text:style-name="P3"><text:span text:style-name="T10">Primeiro(</text:span>&lt;start&gt;){<text:span text:style-name="T1">registro, constantes</text:span>}</text:p>
        </text:list-item>
        <text:list-item>
          <text:p text:style-name="P2"><text:span text:style-name="T10">Seguinte(</text:span>&lt;start&gt;){}</text:p>
          <text:p text:style-name="P2"/>
        </text:list-item>
        <text:list-item>
          <text:p text:style-name="P6"><text:span text:style-name="T10">Primeiro(</text:span>&lt;registro_declaracao&gt;){<text:span text:style-name="T1">registro</text:span><text:span text:style-name="T12">, </text:span><text:span text:style-name="T18">Ɛ</text:span>}</text:p>
        </text:list-item>
        <text:list-item>
          <text:p text:style-name="P7"><text:span text:style-name="T10">Seguinte(</text:span>&lt;registro_declaracao&gt;){ }</text:p>
          <text:p text:style-name="P7"/>
        </text:list-item>
        <text:list-item>
          <text:p text:style-name="P33"><text:span text:style-name="T10">Primeiro(</text:span>&lt;declaracao_reg&gt;){ <text:span text:style-name="T1">cadeia, </text:span><text:span text:style-name="T2">real, inteiro, char, booleano, </text:span><text:span text:style-name="T18">Ɛ</text:span> }</text:p>
        </text:list-item>
        <text:list-item>
          <text:p text:style-name="P7"><text:span text:style-name="T14">Seguinte(</text:span>&lt;declaracao_reg&gt;){ }</text:p>
          <text:p text:style-name="P7"/>
        </text:list-item>
        <text:list-item>
          <text:p text:style-name="P32"><text:span text:style-name="T10">Primeiro(</text:span>&lt;declaracao&gt;){ <text:span text:style-name="T1">cadeia, </text:span><text:span text:style-name="T2">real, inteiro, char, booleano</text:span> }</text:p>
        </text:list-item>
        <text:list-item>
          <text:p text:style-name="P7"><text:span text:style-name="T14">Seguinte(</text:span>&lt;declaracao&gt;){ }</text:p>
          <text:p text:style-name="P7"/>
        </text:list-item>
        <text:list-item>
          <text:p text:style-name="P9"><text:span text:style-name="T10">Primeiro(</text:span>&lt;tipo_primitivo&gt;){ <text:span text:style-name="T1">cadeia, </text:span><text:span text:style-name="T2">real, inteiro, char, booleano</text:span> }</text:p>
        </text:list-item>
        <text:list-item>
          <text:p text:style-name="P7"><text:span text:style-name="T14">Seguinte(</text:span>&lt;tipo_primitivo&gt;){ }</text:p>
          <text:p text:style-name="P7"/>
        </text:list-item>
        <text:list-item>
          <text:p text:style-name="P4"><text:soft-page-break/><text:span text:style-name="T10">Primeiro(</text:span>&lt;constantes_declaracao&gt;){ <text:span text:style-name="T1">constantes</text:span> }</text:p>
        </text:list-item>
        <text:list-item>
          <text:p text:style-name="P5"><text:span text:style-name="T14">Seguinte(</text:span>&lt;constantes_declaracao&gt;){ }</text:p>
          <text:p text:style-name="P5"/>
        </text:list-item>
        <text:list-item>
          <text:p text:style-name="P34"><text:span text:style-name="T10">Primeiro(</text:span>&lt;declaracao_const&gt;){ <text:span text:style-name="T1">cadeia, </text:span><text:span text:style-name="T2">real, inteiro, char, booleano, </text:span><text:span text:style-name="T18">Ɛ</text:span> }</text:p>
        </text:list-item>
        <text:list-item>
          <text:p text:style-name="P7"><text:span text:style-name="T14">Seguinte(</text:span>&lt;declaracao_const&gt;){ }</text:p>
          <text:p text:style-name="P7"/>
        </text:list-item>
        <text:list-item>
          <text:p text:style-name="P9"><text:span text:style-name="T10">Primeiro(</text:span>&lt;valor_primitivo&gt;){ <text:span text:style-name="T1">token_cadeia, </text:span><text:span text:style-name="T2">token_real, token_inteiro, token_char, verdadeiro, falso</text:span> }</text:p>
        </text:list-item>
        <text:list-item>
          <text:p text:style-name="P7"><text:span text:style-name="T14">Seguinte(</text:span>&lt;valor_primitivo&gt;){ }</text:p>
          <text:p text:style-name="P7"/>
        </text:list-item>
        <text:list-item>
          <text:p text:style-name="P10"><text:span text:style-name="T10">Primeiro(</text:span>&lt;variaveis_declaracao&gt;){ <text:span text:style-name="T1">variaveis</text:span> }</text:p>
        </text:list-item>
        <text:list-item>
          <text:p text:style-name="P7"><text:span text:style-name="T14">Seguinte(</text:span>&lt;variaveis_declaracao&gt;){ }</text:p>
          <text:p text:style-name="P7"/>
        </text:list-item>
        <text:list-item>
          <text:p text:style-name="P35"><text:span text:style-name="T10">Primeiro(</text:span>&lt;declaracao_var&gt;){ <text:span text:style-name="T1">cadeia, </text:span><text:span text:style-name="T2">real, inteiro, char, booleano, token_identificador, </text:span><text:span text:style-name="T20">Ɛ</text:span>}</text:p>
        </text:list-item>
        <text:list-item>
          <text:p text:style-name="P7"><text:span text:style-name="T14">Seguinte(</text:span>&lt;declaracao_var&gt;){ }</text:p>
          <text:p text:style-name="P7"/>
        </text:list-item>
        <text:list-item>
          <text:p text:style-name="P36"><text:span text:style-name="T10">Primeiro(</text:span>&lt;identificador_deriva&gt;){<text:span text:style-name="T1">[, </text:span><text:span text:style-name="T5">=, </text:span><text:span text:style-name="T21">Ɛ</text:span> }</text:p>
        </text:list-item>
        <text:list-item>
          <text:p text:style-name="P7"><text:span text:style-name="T14">Seguinte(</text:span>&lt;identificador_deriva&gt;){ }</text:p>
          <text:p text:style-name="P7"/>
        </text:list-item>
        <text:list-item>
          <text:p text:style-name="P10"><text:span text:style-name="T10">Primeiro(</text:span>&lt;matriz&gt;){<text:span text:style-name="T1">[, </text:span><text:s/><text:span text:style-name="T17">Ɛ</text:span>}</text:p>
        </text:list-item>
        <text:list-item>
          <text:p text:style-name="P7"><text:span text:style-name="T14">Seguinte(</text:span>&lt;matriz&gt;){ }</text:p>
          <text:p text:style-name="P7"/>
        </text:list-item>
        <text:list-item>
          <text:p text:style-name="P37"><text:span text:style-name="T10">Primeiro(</text:span>&lt;inicializacao&gt;){<text:span text:style-name="T1">=, </text:span><text:span text:style-name="T17">Ɛ</text:span> }</text:p>
        </text:list-item>
        <text:list-item>
          <text:p text:style-name="P7"><text:span text:style-name="T10">Seguinte(</text:span>&lt;inicializacao&gt;){ }</text:p>
          <text:p text:style-name="P7"/>
        </text:list-item>
        <text:list-item>
          <text:p text:style-name="P11"><text:span text:style-name="T10">Primeiro(</text:span>&lt;funcao_declaracao&gt;<text:span text:style-name="T10">){ </text:span><text:span text:style-name="T3">funcao, </text:span><text:span text:style-name="T19">Ɛ</text:span><text:span text:style-name="T10"> }</text:span></text:p>
        </text:list-item>
        <text:list-item>
          <text:p text:style-name="P31"><text:span text:style-name="T10">Seguinte(&lt;funcao_declaracao&gt;){}</text:span></text:p>
          <text:p text:style-name="P38"><text:line-break/>Primeiro(&lt;decl_param&gt;){ <text:span text:style-name="T1">cadeia, </text:span><text:span text:style-name="T2">real, inteiro, char, booleano, </text:span><text:span text:style-name="T6">registro</text:span> }</text:p>
        </text:list-item>
        <text:list-item>
          <text:p text:style-name="P7">Seguinte(&lt;decl_param&gt;){ }</text:p>
          <text:p text:style-name="P7"/>
        </text:list-item>
        <text:list-item>
          <text:p text:style-name="P24"><text:soft-page-break/><text:span text:style-name="T10">Primeiro(</text:span>&lt;deriva_param&gt;){<text:span text:style-name="T1">,</text:span><text:span text:style-name="T11">,</text:span><text:span text:style-name="T1"> </text:span><text:span text:style-name="T19">Ɛ</text:span>}</text:p>
        </text:list-item>
        <text:list-item>
          <text:p text:style-name="P11">Seguinte(&lt;deriva_param&gt;){ }</text:p>
          <text:p text:style-name="P11"/>
        </text:list-item>
        <text:list-item>
          <text:p text:style-name="P12"><text:span text:style-name="T10">Primeiro(</text:span>&lt;identificador_param_deriva&gt;){<text:span text:style-name="T1">[, </text:span><text:s/><text:span text:style-name="T17">Ɛ</text:span>}</text:p>
        </text:list-item>
        <text:list-item>
          <text:p text:style-name="P7"><text:span text:style-name="T10">Seguinte(</text:span>&lt;identificador_param_deriva&gt;){ }</text:p>
          <text:p text:style-name="P7"/>
        </text:list-item>
        <text:list-item>
          <text:p text:style-name="P12"><text:span text:style-name="T10">Primeiro(</text:span>&lt;matriz_param&gt;){<text:span text:style-name="T1">[, </text:span><text:s/><text:span text:style-name="T17">Ɛ</text:span>}</text:p>
        </text:list-item>
        <text:list-item>
          <text:p text:style-name="P7"><text:span text:style-name="T10">Seguinte(</text:span>&lt;matriz_param&gt;){ }</text:p>
          <text:p text:style-name="P7"/>
        </text:list-item>
        <text:list-item>
          <text:p text:style-name="P41"><text:span text:style-name="T10">Primeiro(</text:span>&lt;deriva_cont_funcao&gt;){ <text:span text:style-name="T1">variaveis,</text:span> <text:span text:style-name="T3">se, </text:span><text:span text:style-name="T7">enquanto, para, escreva, leia, </text:span><text:span text:style-name="T8">retorno</text:span>} <text:span text:style-name="T23">to devendo</text:span></text:p>
        </text:list-item>
        <text:list-item>
          <text:p text:style-name="P7"><text:span text:style-name="T10">Seguinte(</text:span>&lt;deriva_cont_funcao&gt;){ }</text:p>
          <text:p text:style-name="P7"/>
        </text:list-item>
        <text:list-item>
          <text:p text:style-name="P40"><text:span text:style-name="T10">Primeiro(</text:span>&lt;decl_comandos&gt;<text:span text:style-name="T10">){</text:span><text:span text:style-name="T3">se, </text:span><text:span text:style-name="T7">enquanto, para, escreva, leia, </text:span><text:span text:style-name="T22">Ɛ</text:span><text:span text:style-name="T23">}</text:span></text:p>
        </text:list-item>
        <text:list-item>
          <text:p text:style-name="P31"><text:span text:style-name="T10">Seguinte(</text:span>&lt;decl_comandos&gt;<text:span text:style-name="T10">)</text:span></text:p>
          <text:p text:style-name="P31"><text:line-break/>Primeiro(&lt;tipo_return&gt;){ <text:span text:style-name="T1">registro, vazio, cadeia, </text:span><text:span text:style-name="T2">real, inteiro, char, booleano</text:span> }</text:p>
        </text:list-item>
        <text:list-item>
          <text:p text:style-name="P7"><text:span text:style-name="T15">Seguinte</text:span>(&lt;tipo_return&gt;){ }</text:p>
          <text:p text:style-name="P7"/>
        </text:list-item>
        <text:list-item>
          <text:p text:style-name="P13"><text:span text:style-name="T10">Primeiro(</text:span>&lt;return_deriva&gt;){ <text:span text:style-name="T1">vazio, token_identificador , token_cadeia, </text:span><text:span text:style-name="T2">token_real, token_inteiro, token_char, verdadeiro, falso</text:span> }</text:p>
        </text:list-item>
        <text:list-item>
          <text:p text:style-name="P8"><text:span text:style-name="T10">Seguinte(</text:span>&lt;return_deriva&gt;){ }</text:p>
          <text:p text:style-name="P8"/>
        </text:list-item>
        <text:list-item>
          <text:p text:style-name="P14"><text:span text:style-name="T10">Primeiro(</text:span>&lt;algoritmo_declaracao&gt;){ <text:span text:style-name="T1">algoritmo</text:span> }</text:p>
        </text:list-item>
        <text:list-item>
          <text:p text:style-name="P8"><text:span text:style-name="T10">Seguinte(</text:span>&lt;algoritmo_declaracao&gt;){ }</text:p>
          <text:p text:style-name="P8"/>
        </text:list-item>
        <text:list-item>
          <text:p text:style-name="P42"><text:span text:style-name="T10">Primeiro(</text:span>&lt;deriva_cont_principal&gt;){ <text:span text:style-name="T1">cadeia, </text:span><text:span text:style-name="T2">real, inteiro, char, booleano, token_identificador, [,</text:span> <text:span text:style-name="T3">se, </text:span><text:span text:style-name="T7">enquanto, para, escreva, leia, </text:span><text:span text:style-name="T22">Ɛ</text:span>}</text:p>
        </text:list-item>
        <text:list-item>
          <text:p text:style-name="P8"><text:span text:style-name="T10">Seguinte(</text:span>&lt;deriva_cont_principal&gt;){ }</text:p>
          <text:p text:style-name="P8"/>
        </text:list-item>
        <text:list-item>
          <text:p text:style-name="P39"><text:span text:style-name="T10">Primeiro(</text:span>&lt;comandos&gt;){ <text:span text:style-name="T1">se, </text:span><text:span text:style-name="T7">enquanto, para, escreva, leia, </text:span><text:s/><text:span text:style-name="T17">Ɛ</text:span>}</text:p>
        </text:list-item>
        <text:list-item>
          <text:p text:style-name="P7"><text:soft-page-break/><text:span text:style-name="T10">Seguinte(</text:span>&lt;comandos&gt;){ }</text:p>
          <text:p text:style-name="P7"/>
        </text:list-item>
        <text:list-item>
          <text:p text:style-name="P25"><text:span text:style-name="T10">Primeiro(</text:span>&lt;se_declaracao&gt;){ <text:span text:style-name="T1">se</text:span> }</text:p>
        </text:list-item>
        <text:list-item>
          <text:p text:style-name="P7"><text:span text:style-name="T10">Seguinte(</text:span>&lt;se_declaracao&gt;){ }</text:p>
          <text:p text:style-name="P7"/>
        </text:list-item>
        <text:list-item>
          <text:p text:style-name="P26">Primeiro(&lt;senao_decl&gt;){ <text:span text:style-name="T1">senão, </text:span><text:span text:style-name="T17">Ɛ</text:span> }</text:p>
        </text:list-item>
        <text:list-item>
          <text:p text:style-name="P7"><text:span text:style-name="T15">Seguinte</text:span>(&lt;senao_decl&gt;){ }</text:p>
          <text:p text:style-name="P7"/>
        </text:list-item>
        <text:list-item>
          <text:p text:style-name="P26">Primeiro(&lt;enquanto_declaracao&gt;){ <text:span text:style-name="T1">enquanto</text:span> }</text:p>
        </text:list-item>
        <text:list-item>
          <text:p text:style-name="P15">Seguinte(&lt;enquanto_declaracao&gt;){ }</text:p>
          <text:p text:style-name="P15"/>
        </text:list-item>
        <text:list-item>
          <text:p text:style-name="P27">Primeiro(&lt;para_declaracao&gt;){ <text:span text:style-name="T1">para</text:span> }</text:p>
        </text:list-item>
        <text:list-item>
          <text:p text:style-name="P15">Seguinte(&lt;para_declaracao&gt;){ }</text:p>
          <text:p text:style-name="P15"/>
        </text:list-item>
        <text:list-item>
          <text:p text:style-name="P27">Primeiro(&lt;escreva_declaracao&gt;){ <text:span text:style-name="T1">escreva</text:span> }</text:p>
        </text:list-item>
        <text:list-item>
          <text:p text:style-name="P7">Seguinte(&lt;escreva_declaracao&gt;){ }</text:p>
          <text:p text:style-name="P7"/>
        </text:list-item>
        <text:list-item>
          <text:p text:style-name="P43">Primeiro(&lt;exp_escreva&gt;){<text:span text:style-name="T1">token_cadeia , </text:span><text:s/><text:span text:style-name="T1">token_char, token_identificador, (, </text:span><text:span text:style-name="T17">Ɛ</text:span>}</text:p>
        </text:list-item>
        <text:list-item>
          <text:p text:style-name="P7">Seguinte(&lt;exp_escreva&gt;){ }</text:p>
          <text:p text:style-name="P7"/>
        </text:list-item>
        <text:list-item>
          <text:p text:style-name="P16">Primeiro(&lt;exp_escreva_deriva&gt;){<text:span text:style-name="T1">,</text:span><text:span text:style-name="T11">,</text:span><text:span text:style-name="T1"> </text:span><text:s/><text:span text:style-name="T17">Ɛ</text:span>}</text:p>
        </text:list-item>
        <text:list-item>
          <text:p text:style-name="P7">Seguinte(&lt;exp_escreva_deriva&gt;){ }</text:p>
          <text:p text:style-name="P7"/>
        </text:list-item>
        <text:list-item>
          <text:p text:style-name="P16">Primeiro(&lt;exp_imprime&gt;){<text:span text:style-name="T1">token_cadeia , </text:span><text:s/><text:span text:style-name="T1">token_char, token_identificador, (</text:span>}</text:p>
        </text:list-item>
        <text:list-item>
          <text:p text:style-name="P7">Seguinte(&lt;exp_imprime&gt;){ }</text:p>
          <text:p text:style-name="P7"/>
        </text:list-item>
        <text:list-item>
          <text:p text:style-name="P17">Primeiro(&lt;identificador_imp_arm_deriva&gt;){<text:span text:style-name="T1">., </text:span><text:s/><text:span text:style-name="T1">[, </text:span><text:span text:style-name="T17">Ɛ</text:span>}</text:p>
        </text:list-item>
        <text:list-item>
          <text:p text:style-name="P7">Seguinte(&lt;identificador_imp_arm_deriva&gt;){ }</text:p>
          <text:p text:style-name="P7"/>
        </text:list-item>
        <text:list-item>
          <text:p text:style-name="P17">Primeiro(&lt;leia_declaracao&gt;){ <text:span text:style-name="T1">leia</text:span> }</text:p>
        </text:list-item>
        <text:list-item>
          <text:p text:style-name="P7"><text:soft-page-break/>Seguinte(&lt;leia_declaracao&gt;){ }</text:p>
          <text:p text:style-name="P7"/>
        </text:list-item>
        <text:list-item>
          <text:p text:style-name="P44">Primeiro(&lt;exp_leia&gt;){ <text:span text:style-name="T1">token_identificador, </text:span><text:span text:style-name="T17">Ɛ</text:span> }</text:p>
        </text:list-item>
        <text:list-item>
          <text:p text:style-name="P7">Seguinte(&lt;exp_leia&gt;){ }</text:p>
          <text:p text:style-name="P7"/>
        </text:list-item>
        <text:list-item>
          <text:p text:style-name="P18">Primeiro(&lt;exp_leia_deriva&gt;){<text:span text:style-name="T1">,</text:span><text:span text:style-name="T13">,</text:span><text:span text:style-name="T1"> </text:span><text:s/><text:span text:style-name="T17">Ɛ</text:span>}</text:p>
        </text:list-item>
        <text:list-item>
          <text:p text:style-name="P7">Seguinte(&lt;exp_leia_deriva&gt;){ }</text:p>
          <text:p text:style-name="P7"/>
        </text:list-item>
        <text:list-item>
          <text:p text:style-name="P18">Primeiro(&lt;exp_armazena&gt;){ <text:span text:style-name="T1">token_identificador</text:span> }</text:p>
        </text:list-item>
        <text:list-item>
          <text:p text:style-name="P7">Seguinte(&lt;exp_armazena&gt;){ }</text:p>
          <text:p text:style-name="P7"/>
        </text:list-item>
        <text:list-item>
          <text:p text:style-name="P15">Primeiro(&lt;exp_rel_bol&gt;){ }</text:p>
        </text:list-item>
        <text:list-item>
          <text:p text:style-name="P7">Seguinte(&lt;exp_rel_bol&gt;){ }</text:p>
          <text:p text:style-name="P7"/>
        </text:list-item>
        <text:list-item>
          <text:p text:style-name="P15">Primeiro(&lt;exp_rel_deriva&gt;){ }</text:p>
        </text:list-item>
        <text:list-item>
          <text:p text:style-name="P7">Seguinte(&lt;exp_rel_deriva&gt;){ }</text:p>
          <text:p text:style-name="P7"/>
        </text:list-item>
        <text:list-item>
          <text:p text:style-name="P28">Primeiro(&lt;op_relacional&gt;){<text:span text:style-name="T1">&lt;, </text:span><text:s/><text:span text:style-name="T1">&gt;, ==, !=</text:span>}</text:p>
        </text:list-item>
        <text:list-item>
          <text:p text:style-name="P7">Seguinte(&lt;op_relacional&gt;){ }</text:p>
          <text:p text:style-name="P7"/>
        </text:list-item>
        <text:list-item>
          <text:p text:style-name="P29">Primeiro(&lt;op_rel_deriva&gt;){<text:span text:style-name="T1">=, </text:span><text:s/><text:span text:style-name="T17">Ɛ</text:span>}</text:p>
        </text:list-item>
        <text:list-item>
          <text:p text:style-name="P7">Seguinte(&lt;op_rel_deriva&gt;){ }</text:p>
          <text:p text:style-name="P7"/>
        </text:list-item>
        <text:list-item>
          <text:p text:style-name="P30">Primeiro(&lt;op_bolleano&gt;){<text:span text:style-name="T1">&amp;&amp;, </text:span><text:span text:style-name="T4">||</text:span> }</text:p>
        </text:list-item>
        <text:list-item>
          <text:p text:style-name="P7">Seguinte(&lt;op_bolleano&gt;){ }</text:p>
          <text:p text:style-name="P7"/>
        </text:list-item>
        <text:list-item>
          <text:p text:style-name="P19">Primeiro(&lt;exp_aritmetica&gt;){ <text:span text:style-name="T1">token_identificador</text:span> }</text:p>
        </text:list-item>
        <text:list-item>
          <text:p text:style-name="P7">Seguinte(&lt;exp_aritmetica&gt;){ }</text:p>
          <text:p text:style-name="P7"/>
        </text:list-item>
        <text:list-item>
          <text:p text:style-name="P48">Primeiro(&lt;exp_simples&gt;){<text:span text:style-name="T1">+, -, token_identificador, </text:span><text:s/><text:span text:style-name="T1">token_inteiro, (</text:span>}</text:p>
        </text:list-item>
        <text:list-item>
          <text:p text:style-name="P7"><text:soft-page-break/>Seguinte(&lt;exp_simples&gt;){ }</text:p>
          <text:p text:style-name="P7"/>
        </text:list-item>
        <text:list-item>
          <text:p text:style-name="P47">Primeiro(&lt;termo_deriva&gt;){<text:span text:style-name="T1">+, -, </text:span><text:span text:style-name="T17">Ɛ</text:span>}</text:p>
        </text:list-item>
        <text:list-item>
          <text:p text:style-name="P20">Seguinte(&lt;termo_deriva&gt;){}</text:p>
          <text:p text:style-name="P20"/>
        </text:list-item>
        <text:list-item>
          <text:p text:style-name="P47">Primeiro(&lt;op_soma_deriva&gt;){<text:span text:style-name="T1">token_identificador, </text:span><text:s/><text:span text:style-name="T1">token_inteiro, (, </text:span><text:span text:style-name="T9">+</text:span> }</text:p>
        </text:list-item>
        <text:list-item>
          <text:p text:style-name="P15">Seguinte(&lt;op_soma_deriva&gt;){ }</text:p>
          <text:p text:style-name="P15"/>
        </text:list-item>
        <text:list-item>
          <text:p text:style-name="P47"><text:span text:style-name="T15">Primeiro</text:span>(&lt;op_sub_deriva&gt;){<text:span text:style-name="T1">token_identificador, </text:span><text:s/><text:span text:style-name="T1">token_inteiro, (, -</text:span>}</text:p>
        </text:list-item>
        <text:list-item>
          <text:p text:style-name="P7">Seguinte(&lt;op_sub_deriva&gt;){ }</text:p>
          <text:p text:style-name="P7"/>
        </text:list-item>
        <text:list-item>
          <text:p text:style-name="P21">Primeiro(&lt;op_ss&gt;){<text:span text:style-name="T1">+, -</text:span> }</text:p>
        </text:list-item>
        <text:list-item>
          <text:p text:style-name="P7">Seguinte(&lt;op_ss&gt;){ }</text:p>
          <text:p text:style-name="P7"/>
        </text:list-item>
        <text:list-item>
          <text:p text:style-name="P21">Primeiro(&lt;op_cont&gt;){<text:span text:style-name="T1">++, --</text:span> }</text:p>
        </text:list-item>
        <text:list-item>
          <text:p text:style-name="P15">Seguinte(&lt;op_cont&gt;){ }</text:p>
          <text:p text:style-name="P15"/>
        </text:list-item>
        <text:list-item>
          <text:p text:style-name="P46">Primeiro(&lt;termo&gt;){<text:span text:style-name="T1">token_identificador, </text:span><text:s/><text:span text:style-name="T1">token_inteiro, (</text:span> }</text:p>
        </text:list-item>
        <text:list-item>
          <text:p text:style-name="P15">Seguinte(&lt;termo&gt;){ }</text:p>
          <text:p text:style-name="P15"/>
        </text:list-item>
        <text:list-item>
          <text:p text:style-name="P45">Primeiro(&lt;fator_deriva&gt;){<text:span text:style-name="T1">*, /, </text:span><text:s/><text:span text:style-name="T17">Ɛ</text:span>}</text:p>
        </text:list-item>
        <text:list-item>
          <text:p text:style-name="P15">Seguinte(&lt;fator_deriva&gt;){ }</text:p>
          <text:p text:style-name="P15"/>
        </text:list-item>
        <text:list-item>
          <text:p text:style-name="P21">Primeiro(&lt;op_md&gt;){<text:span text:style-name="T1">*, /</text:span> }</text:p>
        </text:list-item>
        <text:list-item>
          <text:p text:style-name="P15">Seguinte(&lt;op_md&gt;){ }</text:p>
          <text:p text:style-name="P15"/>
        </text:list-item>
        <text:list-item>
          <text:p text:style-name="P22"><text:span text:style-name="T15">Primeiro</text:span>(&lt;fator&gt;){ <text:span text:style-name="T1">token_identificador, </text:span><text:s/><text:span text:style-name="T1">token_inteiro, (</text:span>}</text:p>
        </text:list-item>
        <text:list-item>
          <text:p text:style-name="P23">Seguinte(&lt;fator&gt;<text:span text:style-name="T14">){ 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2.54cm" fo:margin-bottom="2.54cm" fo:margin-left="2.54cm" fo:margin-right="2.54cm" fo:background-color="#ffffff" style:writing-mode="lr-tb" style:layout-grid-color="#c0c0c0" style:layout-grid-lines="165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17:09:19.818282083</dc:date>
    <dc:creator>zoro </dc:creator>
    <meta:editing-duration>PT4H34M4S</meta:editing-duration>
    <meta:editing-cycles>56</meta:editing-cycles>
    <meta:generator>LibreOffice/4.4.3.2$Linux_X86_64 LibreOffice_project/40$Build-2</meta:generator>
    <meta:document-statistic meta:table-count="0" meta:image-count="0" meta:object-count="0" meta:page-count="6" meta:paragraph-count="170" meta:word-count="701" meta:character-count="5542" meta:non-whitespace-character-count="5098"/>
  </office:meta>
</office:document-meta>
</file>